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6.195cm"/>
    </style:style>
    <style:style style:name="co7" style:family="table-column">
      <style:table-column-properties fo:break-before="auto" style:column-width="6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 style:data-style-name="N3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40.634cm" svg:height="9.009cm" svg:x="19.168cm" svg:y="1.332cm">
            <draw:object draw:notify-on-update-of-ranges="Foglio1.A1:Foglio1.A1 Foglio1.A2:Foglio1.A58 Foglio1.D1:Foglio1.D1 Foglio1.D2:Foglio1.D58 Foglio1.E1:Foglio1.E1 Foglio1.E2:Foglio1.E58 Foglio1.F1:Foglio1.F1 Foglio1.F2:Foglio1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lusso in entrata</text:p>
          </table:table-cell>
          <table:table-cell office:value-type="string" calcext:value-type="string">
            <text:p>flusso in uscita</text:p>
          </table:table-cell>
          <table:table-cell office:value-type="string" calcext:value-type="string">
            <text:p>totale entrata</text:p>
          </table:table-cell>
          <table:table-cell office:value-type="string" calcext:value-type="string">
            <text:p>totale uscita</text:p>
          </table:table-cell>
          <table:table-cell office:value-type="string" calcext:value-type="string">
            <text:p>total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4-09</text:p>
          </table:table-cell>
          <table:table-cell office:value-type="float" office:value="6500000" calcext:value-type="float">
            <text:p>65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2])" office:value-type="float" office:value="6500000" calcext:value-type="float">
            <text:p>6500000</text:p>
          </table:table-cell>
          <table:table-cell table:formula="of:=SUM([.$C$2:.C2])" office:value-type="float" office:value="1304000" calcext:value-type="float">
            <text:p>1304000</text:p>
          </table:table-cell>
          <table:table-cell table:formula="of:=SUM([.D2];-[.E2])" office:value-type="float" office:value="5196000" calcext:value-type="float">
            <text:p>5196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4-10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3])" office:value-type="float" office:value="6500000" calcext:value-type="float">
            <text:p>6500000</text:p>
          </table:table-cell>
          <table:table-cell table:formula="of:=SUM([.$C$2:.C3])" office:value-type="float" office:value="2608000" calcext:value-type="float">
            <text:p>2608000</text:p>
          </table:table-cell>
          <table:table-cell table:formula="of:=SUM([.D3];-[.E3])" office:value-type="float" office:value="3892000" calcext:value-type="float">
            <text:p>3892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4-11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4])" office:value-type="float" office:value="9500000" calcext:value-type="float">
            <text:p>9500000</text:p>
          </table:table-cell>
          <table:table-cell table:formula="of:=SUM([.$C$2:.C4])" office:value-type="float" office:value="3912000" calcext:value-type="float">
            <text:p>3912000</text:p>
          </table:table-cell>
          <table:table-cell table:formula="of:=SUM([.D4];-[.E4])" office:value-type="float" office:value="5588000" calcext:value-type="float">
            <text:p>5588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4-12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5])" office:value-type="float" office:value="9500000" calcext:value-type="float">
            <text:p>9500000</text:p>
          </table:table-cell>
          <table:table-cell table:formula="of:=SUM([.$C$2:.C5])" office:value-type="float" office:value="5216000" calcext:value-type="float">
            <text:p>5216000</text:p>
          </table:table-cell>
          <table:table-cell table:formula="of:=SUM([.D5];-[.E5])" office:value-type="float" office:value="4284000" calcext:value-type="float">
            <text:p>428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1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+[.N62]" office:value-type="float" office:value="2154000" calcext:value-type="float">
            <text:p>2154000</text:p>
          </table:table-cell>
          <table:table-cell table:formula="of:=SUM([.$B$2:.B6])" office:value-type="float" office:value="12500000" calcext:value-type="float">
            <text:p>12500000</text:p>
          </table:table-cell>
          <table:table-cell table:formula="of:=SUM([.$C$2:.C6])" office:value-type="float" office:value="7370000" calcext:value-type="float">
            <text:p>7370000</text:p>
          </table:table-cell>
          <table:table-cell table:formula="of:=SUM([.D6];-[.E6])" office:value-type="float" office:value="5130000" calcext:value-type="float">
            <text:p>513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2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7])" office:value-type="float" office:value="12500000" calcext:value-type="float">
            <text:p>12500000</text:p>
          </table:table-cell>
          <table:table-cell table:formula="of:=SUM([.$C$2:.C7])" office:value-type="float" office:value="8674000" calcext:value-type="float">
            <text:p>8674000</text:p>
          </table:table-cell>
          <table:table-cell table:formula="of:=SUM([.D7];-[.E7])" office:value-type="float" office:value="3826000" calcext:value-type="float">
            <text:p>382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3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8])" office:value-type="float" office:value="15500000" calcext:value-type="float">
            <text:p>15500000</text:p>
          </table:table-cell>
          <table:table-cell table:formula="of:=SUM([.$C$2:.C8])" office:value-type="float" office:value="9978000" calcext:value-type="float">
            <text:p>9978000</text:p>
          </table:table-cell>
          <table:table-cell table:formula="of:=SUM([.D8];-[.E8])" office:value-type="float" office:value="5522000" calcext:value-type="float">
            <text:p>552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4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9])" office:value-type="float" office:value="15500000" calcext:value-type="float">
            <text:p>15500000</text:p>
          </table:table-cell>
          <table:table-cell table:formula="of:=SUM([.$C$2:.C9])" office:value-type="float" office:value="11282000" calcext:value-type="float">
            <text:p>11282000</text:p>
          </table:table-cell>
          <table:table-cell table:formula="of:=SUM([.D9];-[.E9])" office:value-type="float" office:value="4218000" calcext:value-type="float">
            <text:p>42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5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10])" office:value-type="float" office:value="18500000" calcext:value-type="float">
            <text:p>18500000</text:p>
          </table:table-cell>
          <table:table-cell table:formula="of:=SUM([.$C$2:.C10])" office:value-type="float" office:value="12586000" calcext:value-type="float">
            <text:p>12586000</text:p>
          </table:table-cell>
          <table:table-cell table:formula="of:=SUM([.D10];-[.E10])" office:value-type="float" office:value="5914000" calcext:value-type="float">
            <text:p>591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6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11])" office:value-type="float" office:value="18500000" calcext:value-type="float">
            <text:p>18500000</text:p>
          </table:table-cell>
          <table:table-cell table:formula="of:=SUM([.$C$2:.C11])" office:value-type="float" office:value="13890000" calcext:value-type="float">
            <text:p>13890000</text:p>
          </table:table-cell>
          <table:table-cell table:formula="of:=SUM([.D11];-[.E11])" office:value-type="float" office:value="4610000" calcext:value-type="float">
            <text:p>46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7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12])" office:value-type="float" office:value="21500000" calcext:value-type="float">
            <text:p>21500000</text:p>
          </table:table-cell>
          <table:table-cell table:formula="of:=SUM([.$C$2:.C12])" office:value-type="float" office:value="15194000" calcext:value-type="float">
            <text:p>15194000</text:p>
          </table:table-cell>
          <table:table-cell table:formula="of:=SUM([.D12];-[.E12])" office:value-type="float" office:value="6306000" calcext:value-type="float">
            <text:p>630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8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13])" office:value-type="float" office:value="21500000" calcext:value-type="float">
            <text:p>21500000</text:p>
          </table:table-cell>
          <table:table-cell table:formula="of:=SUM([.$C$2:.C13])" office:value-type="float" office:value="16498000" calcext:value-type="float">
            <text:p>16498000</text:p>
          </table:table-cell>
          <table:table-cell table:formula="of:=SUM([.D13];-[.E13])" office:value-type="float" office:value="5002000" calcext:value-type="float">
            <text:p>500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09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14])" office:value-type="float" office:value="24500000" calcext:value-type="float">
            <text:p>24500000</text:p>
          </table:table-cell>
          <table:table-cell table:formula="of:=SUM([.$C$2:.C14])" office:value-type="float" office:value="17802000" calcext:value-type="float">
            <text:p>17802000</text:p>
          </table:table-cell>
          <table:table-cell table:formula="of:=SUM([.D14];-[.E14])" office:value-type="float" office:value="6698000" calcext:value-type="float">
            <text:p>669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10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15])" office:value-type="float" office:value="24500000" calcext:value-type="float">
            <text:p>24500000</text:p>
          </table:table-cell>
          <table:table-cell table:formula="of:=SUM([.$C$2:.C15])" office:value-type="float" office:value="19106000" calcext:value-type="float">
            <text:p>19106000</text:p>
          </table:table-cell>
          <table:table-cell table:formula="of:=SUM([.D15];-[.E15])" office:value-type="float" office:value="5394000" calcext:value-type="float">
            <text:p>539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11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16])" office:value-type="float" office:value="27500000" calcext:value-type="float">
            <text:p>27500000</text:p>
          </table:table-cell>
          <table:table-cell table:formula="of:=SUM([.$C$2:.C16])" office:value-type="float" office:value="20410000" calcext:value-type="float">
            <text:p>20410000</text:p>
          </table:table-cell>
          <table:table-cell table:formula="of:=SUM([.D16];-[.E16])" office:value-type="float" office:value="7090000" calcext:value-type="float">
            <text:p>709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-12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17])" office:value-type="float" office:value="27500000" calcext:value-type="float">
            <text:p>27500000</text:p>
          </table:table-cell>
          <table:table-cell table:formula="of:=SUM([.$C$2:.C17])" office:value-type="float" office:value="21714000" calcext:value-type="float">
            <text:p>21714000</text:p>
          </table:table-cell>
          <table:table-cell table:formula="of:=SUM([.D17];-[.E17])" office:value-type="float" office:value="5786000" calcext:value-type="float">
            <text:p>578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1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+[.N62]" office:value-type="float" office:value="2154000" calcext:value-type="float">
            <text:p>2154000</text:p>
          </table:table-cell>
          <table:table-cell table:formula="of:=SUM([.$B$2:.B18])" office:value-type="float" office:value="30500000" calcext:value-type="float">
            <text:p>30500000</text:p>
          </table:table-cell>
          <table:table-cell table:formula="of:=SUM([.$C$2:.C18])" office:value-type="float" office:value="23868000" calcext:value-type="float">
            <text:p>23868000</text:p>
          </table:table-cell>
          <table:table-cell table:formula="of:=SUM([.D18];-[.E18])" office:value-type="float" office:value="6632000" calcext:value-type="float">
            <text:p>663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2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19])" office:value-type="float" office:value="30500000" calcext:value-type="float">
            <text:p>30500000</text:p>
          </table:table-cell>
          <table:table-cell table:formula="of:=SUM([.$C$2:.C19])" office:value-type="float" office:value="25172000" calcext:value-type="float">
            <text:p>25172000</text:p>
          </table:table-cell>
          <table:table-cell table:formula="of:=SUM([.D19];-[.E19])" office:value-type="float" office:value="5328000" calcext:value-type="float">
            <text:p>532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3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20])" office:value-type="float" office:value="33500000" calcext:value-type="float">
            <text:p>33500000</text:p>
          </table:table-cell>
          <table:table-cell table:formula="of:=SUM([.$C$2:.C20])" office:value-type="float" office:value="26476000" calcext:value-type="float">
            <text:p>26476000</text:p>
          </table:table-cell>
          <table:table-cell table:formula="of:=SUM([.D20];-[.E20])" office:value-type="float" office:value="7024000" calcext:value-type="float">
            <text:p>702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4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21])" office:value-type="float" office:value="33500000" calcext:value-type="float">
            <text:p>33500000</text:p>
          </table:table-cell>
          <table:table-cell table:formula="of:=SUM([.$C$2:.C21])" office:value-type="float" office:value="27780000" calcext:value-type="float">
            <text:p>27780000</text:p>
          </table:table-cell>
          <table:table-cell table:formula="of:=SUM([.D21];-[.E21])" office:value-type="float" office:value="5720000" calcext:value-type="float">
            <text:p>572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5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22])" office:value-type="float" office:value="36500000" calcext:value-type="float">
            <text:p>36500000</text:p>
          </table:table-cell>
          <table:table-cell table:formula="of:=SUM([.$C$2:.C22])" office:value-type="float" office:value="29084000" calcext:value-type="float">
            <text:p>29084000</text:p>
          </table:table-cell>
          <table:table-cell table:formula="of:=SUM([.D22];-[.E22])" office:value-type="float" office:value="7416000" calcext:value-type="float">
            <text:p>74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6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23])" office:value-type="float" office:value="36500000" calcext:value-type="float">
            <text:p>36500000</text:p>
          </table:table-cell>
          <table:table-cell table:formula="of:=SUM([.$C$2:.C23])" office:value-type="float" office:value="30388000" calcext:value-type="float">
            <text:p>30388000</text:p>
          </table:table-cell>
          <table:table-cell table:formula="of:=SUM([.D23];-[.E23])" office:value-type="float" office:value="6112000" calcext:value-type="float">
            <text:p>611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7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24])" office:value-type="float" office:value="39500000" calcext:value-type="float">
            <text:p>39500000</text:p>
          </table:table-cell>
          <table:table-cell table:formula="of:=SUM([.$C$2:.C24])" office:value-type="float" office:value="31692000" calcext:value-type="float">
            <text:p>31692000</text:p>
          </table:table-cell>
          <table:table-cell table:formula="of:=SUM([.D24];-[.E24])" office:value-type="float" office:value="7808000" calcext:value-type="float">
            <text:p>780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8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25])" office:value-type="float" office:value="39500000" calcext:value-type="float">
            <text:p>39500000</text:p>
          </table:table-cell>
          <table:table-cell table:formula="of:=SUM([.$C$2:.C25])" office:value-type="float" office:value="32996000" calcext:value-type="float">
            <text:p>32996000</text:p>
          </table:table-cell>
          <table:table-cell table:formula="of:=SUM([.D25];-[.E25])" office:value-type="float" office:value="6504000" calcext:value-type="float">
            <text:p>650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09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26])" office:value-type="float" office:value="42500000" calcext:value-type="float">
            <text:p>42500000</text:p>
          </table:table-cell>
          <table:table-cell table:formula="of:=SUM([.$C$2:.C26])" office:value-type="float" office:value="34300000" calcext:value-type="float">
            <text:p>34300000</text:p>
          </table:table-cell>
          <table:table-cell table:formula="of:=SUM([.D26];-[.E26])" office:value-type="float" office:value="8200000" calcext:value-type="float">
            <text:p>82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10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27])" office:value-type="float" office:value="42500000" calcext:value-type="float">
            <text:p>42500000</text:p>
          </table:table-cell>
          <table:table-cell table:formula="of:=SUM([.$C$2:.C27])" office:value-type="float" office:value="35604000" calcext:value-type="float">
            <text:p>35604000</text:p>
          </table:table-cell>
          <table:table-cell table:formula="of:=SUM([.D27];-[.E27])" office:value-type="float" office:value="6896000" calcext:value-type="float">
            <text:p>689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11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28])" office:value-type="float" office:value="45500000" calcext:value-type="float">
            <text:p>45500000</text:p>
          </table:table-cell>
          <table:table-cell table:formula="of:=SUM([.$C$2:.C28])" office:value-type="float" office:value="36908000" calcext:value-type="float">
            <text:p>36908000</text:p>
          </table:table-cell>
          <table:table-cell table:formula="of:=SUM([.D28];-[.E28])" office:value-type="float" office:value="8592000" calcext:value-type="float">
            <text:p>859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-12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29])" office:value-type="float" office:value="45500000" calcext:value-type="float">
            <text:p>45500000</text:p>
          </table:table-cell>
          <table:table-cell table:formula="of:=SUM([.$C$2:.C29])" office:value-type="float" office:value="38212000" calcext:value-type="float">
            <text:p>38212000</text:p>
          </table:table-cell>
          <table:table-cell table:formula="of:=SUM([.D29];-[.E29])" office:value-type="float" office:value="7288000" calcext:value-type="float">
            <text:p>728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1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+[.N62]" office:value-type="float" office:value="2154000" calcext:value-type="float">
            <text:p>2154000</text:p>
          </table:table-cell>
          <table:table-cell table:formula="of:=SUM([.$B$2:.B30])" office:value-type="float" office:value="48500000" calcext:value-type="float">
            <text:p>48500000</text:p>
          </table:table-cell>
          <table:table-cell table:formula="of:=SUM([.$C$2:.C30])" office:value-type="float" office:value="40366000" calcext:value-type="float">
            <text:p>40366000</text:p>
          </table:table-cell>
          <table:table-cell table:formula="of:=SUM([.D30];-[.E30])" office:value-type="float" office:value="8134000" calcext:value-type="float">
            <text:p>813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2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31])" office:value-type="float" office:value="48500000" calcext:value-type="float">
            <text:p>48500000</text:p>
          </table:table-cell>
          <table:table-cell table:formula="of:=SUM([.$C$2:.C31])" office:value-type="float" office:value="41670000" calcext:value-type="float">
            <text:p>41670000</text:p>
          </table:table-cell>
          <table:table-cell table:formula="of:=SUM([.D31];-[.E31])" office:value-type="float" office:value="6830000" calcext:value-type="float">
            <text:p>683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3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32])" office:value-type="float" office:value="51500000" calcext:value-type="float">
            <text:p>51500000</text:p>
          </table:table-cell>
          <table:table-cell table:formula="of:=SUM([.$C$2:.C32])" office:value-type="float" office:value="42974000" calcext:value-type="float">
            <text:p>42974000</text:p>
          </table:table-cell>
          <table:table-cell table:formula="of:=SUM([.D32];-[.E32])" office:value-type="float" office:value="8526000" calcext:value-type="float">
            <text:p>852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4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33])" office:value-type="float" office:value="51500000" calcext:value-type="float">
            <text:p>51500000</text:p>
          </table:table-cell>
          <table:table-cell table:formula="of:=SUM([.$C$2:.C33])" office:value-type="float" office:value="44278000" calcext:value-type="float">
            <text:p>44278000</text:p>
          </table:table-cell>
          <table:table-cell table:formula="of:=SUM([.D33];-[.E33])" office:value-type="float" office:value="7222000" calcext:value-type="float">
            <text:p>722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5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34])" office:value-type="float" office:value="54500000" calcext:value-type="float">
            <text:p>54500000</text:p>
          </table:table-cell>
          <table:table-cell table:formula="of:=SUM([.$C$2:.C34])" office:value-type="float" office:value="45582000" calcext:value-type="float">
            <text:p>45582000</text:p>
          </table:table-cell>
          <table:table-cell table:formula="of:=SUM([.D34];-[.E34])" office:value-type="float" office:value="8918000" calcext:value-type="float">
            <text:p>89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6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35])" office:value-type="float" office:value="54500000" calcext:value-type="float">
            <text:p>54500000</text:p>
          </table:table-cell>
          <table:table-cell table:formula="of:=SUM([.$C$2:.C35])" office:value-type="float" office:value="46886000" calcext:value-type="float">
            <text:p>46886000</text:p>
          </table:table-cell>
          <table:table-cell table:formula="of:=SUM([.D35];-[.E35])" office:value-type="float" office:value="7614000" calcext:value-type="float">
            <text:p>761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7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36])" office:value-type="float" office:value="57500000" calcext:value-type="float">
            <text:p>57500000</text:p>
          </table:table-cell>
          <table:table-cell table:formula="of:=SUM([.$C$2:.C36])" office:value-type="float" office:value="48190000" calcext:value-type="float">
            <text:p>48190000</text:p>
          </table:table-cell>
          <table:table-cell table:formula="of:=SUM([.D36];-[.E36])" office:value-type="float" office:value="9310000" calcext:value-type="float">
            <text:p>93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8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37])" office:value-type="float" office:value="57500000" calcext:value-type="float">
            <text:p>57500000</text:p>
          </table:table-cell>
          <table:table-cell table:formula="of:=SUM([.$C$2:.C37])" office:value-type="float" office:value="49494000" calcext:value-type="float">
            <text:p>49494000</text:p>
          </table:table-cell>
          <table:table-cell table:formula="of:=SUM([.D37];-[.E37])" office:value-type="float" office:value="8006000" calcext:value-type="float">
            <text:p>800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09</text:p>
          </table:table-cell>
          <table:table-cell office:value-type="float" office:value="3000000" calcext:value-type="float">
            <text:p>30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38])" office:value-type="float" office:value="60500000" calcext:value-type="float">
            <text:p>60500000</text:p>
          </table:table-cell>
          <table:table-cell table:formula="of:=SUM([.$C$2:.C38])" office:value-type="float" office:value="50798000" calcext:value-type="float">
            <text:p>50798000</text:p>
          </table:table-cell>
          <table:table-cell table:formula="of:=SUM([.D38];-[.E38])" office:value-type="float" office:value="9702000" calcext:value-type="float">
            <text:p>970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10</text:p>
          </table:table-cell>
          <table:table-cell/>
          <table:table-cell table:formula="of:=[.$N$58]*400+[.$N$61]" office:value-type="float" office:value="1304000" calcext:value-type="float">
            <text:p>1304000</text:p>
          </table:table-cell>
          <table:table-cell table:formula="of:=SUM([.$B$2:.B39])" office:value-type="float" office:value="60500000" calcext:value-type="float">
            <text:p>60500000</text:p>
          </table:table-cell>
          <table:table-cell table:formula="of:=SUM([.$C$2:.C39])" office:value-type="float" office:value="52102000" calcext:value-type="float">
            <text:p>52102000</text:p>
          </table:table-cell>
          <table:table-cell table:formula="of:=SUM([.D39];-[.E39])" office:value-type="float" office:value="8398000" calcext:value-type="float">
            <text:p>839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11</text:p>
          </table:table-cell>
          <table:table-cell office:value-type="float" office:value="4500000" calcext:value-type="float">
            <text:p>4500000</text:p>
          </table:table-cell>
          <table:table-cell table:formula="of:=[.$N$58]*400+[.$N$61]" office:value-type="float" office:value="1304000" calcext:value-type="float">
            <text:p>1304000</text:p>
          </table:table-cell>
          <table:table-cell table:formula="of:=SUM([.$B$2:.B40])" office:value-type="float" office:value="65000000" calcext:value-type="float">
            <text:p>65000000</text:p>
          </table:table-cell>
          <table:table-cell table:formula="of:=SUM([.$C$2:.C40])" office:value-type="float" office:value="53406000" calcext:value-type="float">
            <text:p>53406000</text:p>
          </table:table-cell>
          <table:table-cell table:formula="of:=SUM([.D40];-[.E40])" office:value-type="float" office:value="11594000" calcext:value-type="float">
            <text:p>1159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-12</text:p>
          </table:table-cell>
          <table:table-cell office:value-type="float" office:value="500000" calcext:value-type="float">
            <text:p>500000</text:p>
          </table:table-cell>
          <table:table-cell table:formula="of:=[.$N$60]*20+[.$N$59]*80+[.$N$61]" office:value-type="float" office:value="314000" calcext:value-type="float">
            <text:p>314000</text:p>
          </table:table-cell>
          <table:table-cell table:formula="of:=SUM([.$B$2:.B41])" office:value-type="float" office:value="65500000" calcext:value-type="float">
            <text:p>65500000</text:p>
          </table:table-cell>
          <table:table-cell table:formula="of:=SUM([.$C$2:.C41])" office:value-type="float" office:value="53720000" calcext:value-type="float">
            <text:p>53720000</text:p>
          </table:table-cell>
          <table:table-cell table:formula="of:=SUM([.D41];-[.E41])" office:value-type="float" office:value="11780000" calcext:value-type="float">
            <text:p>1178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1</text:p>
          </table:table-cell>
          <table:table-cell office:value-type="float" office:value="500000" calcext:value-type="float">
            <text:p>500000</text:p>
          </table:table-cell>
          <table:table-cell table:formula="of:=[.$N$60]*20+[.$N$59]*80+[.$N$61]+[.N63]" office:value-type="float" office:value="551500" calcext:value-type="float">
            <text:p>551500</text:p>
          </table:table-cell>
          <table:table-cell table:formula="of:=SUM([.$B$2:.B42])" office:value-type="float" office:value="66000000" calcext:value-type="float">
            <text:p>66000000</text:p>
          </table:table-cell>
          <table:table-cell table:formula="of:=SUM([.$C$2:.C42])" office:value-type="float" office:value="54271500" calcext:value-type="float">
            <text:p>54271500</text:p>
          </table:table-cell>
          <table:table-cell table:formula="of:=SUM([.D42];-[.E42])" office:value-type="float" office:value="11728500" calcext:value-type="float">
            <text:p>11728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2</text:p>
          </table:table-cell>
          <table:table-cell office:value-type="float" office:value="500000" calcext:value-type="float">
            <text:p>500000</text:p>
          </table:table-cell>
          <table:table-cell table:formula="of:=[.$N$60]*20+[.$N$59]*80+[.$N$61]" office:value-type="float" office:value="314000" calcext:value-type="float">
            <text:p>314000</text:p>
          </table:table-cell>
          <table:table-cell table:formula="of:=SUM([.$B$2:.B43])" office:value-type="float" office:value="66500000" calcext:value-type="float">
            <text:p>66500000</text:p>
          </table:table-cell>
          <table:table-cell table:formula="of:=SUM([.$C$2:.C43])" office:value-type="float" office:value="54585500" calcext:value-type="float">
            <text:p>54585500</text:p>
          </table:table-cell>
          <table:table-cell table:formula="of:=SUM([.D43];-[.E43])" office:value-type="float" office:value="11914500" calcext:value-type="float">
            <text:p>1191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3</text:p>
          </table:table-cell>
          <table:table-cell office:value-type="float" office:value="500000" calcext:value-type="float">
            <text:p>500000</text:p>
          </table:table-cell>
          <table:table-cell table:formula="of:=[.$N$60]*20+[.$N$59]*80+[.$N$61]" office:value-type="float" office:value="314000" calcext:value-type="float">
            <text:p>314000</text:p>
          </table:table-cell>
          <table:table-cell table:formula="of:=SUM([.$B$2:.B44])" office:value-type="float" office:value="67000000" calcext:value-type="float">
            <text:p>67000000</text:p>
          </table:table-cell>
          <table:table-cell table:formula="of:=SUM([.$C$2:.C44])" office:value-type="float" office:value="54899500" calcext:value-type="float">
            <text:p>54899500</text:p>
          </table:table-cell>
          <table:table-cell table:formula="of:=SUM([.D44];-[.E44])" office:value-type="float" office:value="12100500" calcext:value-type="float">
            <text:p>12100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4</text:p>
          </table:table-cell>
          <table:table-cell office:value-type="float" office:value="500000" calcext:value-type="float">
            <text:p>500000</text:p>
          </table:table-cell>
          <table:table-cell table:formula="of:=[.$N$60]*20+[.$N$59]*80+[.$N$61]" office:value-type="float" office:value="314000" calcext:value-type="float">
            <text:p>314000</text:p>
          </table:table-cell>
          <table:table-cell table:formula="of:=SUM([.$B$2:.B45])" office:value-type="float" office:value="67500000" calcext:value-type="float">
            <text:p>67500000</text:p>
          </table:table-cell>
          <table:table-cell table:formula="of:=SUM([.$C$2:.C45])" office:value-type="float" office:value="55213500" calcext:value-type="float">
            <text:p>55213500</text:p>
          </table:table-cell>
          <table:table-cell table:formula="of:=SUM([.D45];-[.E45])" office:value-type="float" office:value="12286500" calcext:value-type="float">
            <text:p>12286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5</text:p>
          </table:table-cell>
          <table:table-cell office:value-type="float" office:value="500000" calcext:value-type="float">
            <text:p>500000</text:p>
          </table:table-cell>
          <table:table-cell table:formula="of:=[.$N$60]*20+[.$N$59]*80+[.$N$61]" office:value-type="float" office:value="314000" calcext:value-type="float">
            <text:p>314000</text:p>
          </table:table-cell>
          <table:table-cell table:formula="of:=SUM([.$B$2:.B46])" office:value-type="float" office:value="68000000" calcext:value-type="float">
            <text:p>68000000</text:p>
          </table:table-cell>
          <table:table-cell table:formula="of:=SUM([.$C$2:.C46])" office:value-type="float" office:value="55527500" calcext:value-type="float">
            <text:p>55527500</text:p>
          </table:table-cell>
          <table:table-cell table:formula="of:=SUM([.D46];-[.E46])" office:value-type="float" office:value="12472500" calcext:value-type="float">
            <text:p>1247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6</text:p>
          </table:table-cell>
          <table:table-cell office:value-type="float" office:value="500000" calcext:value-type="float">
            <text:p>500000</text:p>
          </table:table-cell>
          <table:table-cell table:formula="of:=[.$N$60]*10+[.$N$59]*65+[.$N$61]" office:value-type="float" office:value="240250" calcext:value-type="float">
            <text:p>240250</text:p>
          </table:table-cell>
          <table:table-cell table:formula="of:=SUM([.$B$2:.B47])" office:value-type="float" office:value="68500000" calcext:value-type="float">
            <text:p>68500000</text:p>
          </table:table-cell>
          <table:table-cell table:formula="of:=SUM([.$C$2:.C47])" office:value-type="float" office:value="55767750" calcext:value-type="float">
            <text:p>55767750</text:p>
          </table:table-cell>
          <table:table-cell table:formula="of:=SUM([.D47];-[.E47])" office:value-type="float" office:value="12732250" calcext:value-type="float">
            <text:p>12732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7</text:p>
          </table:table-cell>
          <table:table-cell office:value-type="float" office:value="500000" calcext:value-type="float">
            <text:p>500000</text:p>
          </table:table-cell>
          <table:table-cell table:formula="of:=[.$N$60]*10+[.$N$59]*65+[.$N$61]" office:value-type="float" office:value="240250" calcext:value-type="float">
            <text:p>240250</text:p>
          </table:table-cell>
          <table:table-cell table:formula="of:=SUM([.$B$2:.B48])" office:value-type="float" office:value="69000000" calcext:value-type="float">
            <text:p>69000000</text:p>
          </table:table-cell>
          <table:table-cell table:formula="of:=SUM([.$C$2:.C48])" office:value-type="float" office:value="56008000" calcext:value-type="float">
            <text:p>56008000</text:p>
          </table:table-cell>
          <table:table-cell table:formula="of:=SUM([.D48];-[.E48])" office:value-type="float" office:value="12992000" calcext:value-type="float">
            <text:p>1299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8</text:p>
          </table:table-cell>
          <table:table-cell office:value-type="float" office:value="500000" calcext:value-type="float">
            <text:p>500000</text:p>
          </table:table-cell>
          <table:table-cell table:formula="of:=[.$N$60]*10+[.$N$59]*65+[.$N$61]" office:value-type="float" office:value="240250" calcext:value-type="float">
            <text:p>240250</text:p>
          </table:table-cell>
          <table:table-cell table:formula="of:=SUM([.$B$2:.B49])" office:value-type="float" office:value="69500000" calcext:value-type="float">
            <text:p>69500000</text:p>
          </table:table-cell>
          <table:table-cell table:formula="of:=SUM([.$C$2:.C49])" office:value-type="float" office:value="56248250" calcext:value-type="float">
            <text:p>56248250</text:p>
          </table:table-cell>
          <table:table-cell table:formula="of:=SUM([.D49];-[.E49])" office:value-type="float" office:value="13251750" calcext:value-type="float">
            <text:p>132517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09</text:p>
          </table:table-cell>
          <table:table-cell office:value-type="float" office:value="500000" calcext:value-type="float">
            <text:p>500000</text:p>
          </table:table-cell>
          <table:table-cell table:formula="of:=[.$N$60]*10+[.$N$59]*65+[.$N$61]" office:value-type="float" office:value="240250" calcext:value-type="float">
            <text:p>240250</text:p>
          </table:table-cell>
          <table:table-cell table:formula="of:=SUM([.$B$2:.B50])" office:value-type="float" office:value="70000000" calcext:value-type="float">
            <text:p>70000000</text:p>
          </table:table-cell>
          <table:table-cell table:formula="of:=SUM([.$C$2:.C50])" office:value-type="float" office:value="56488500" calcext:value-type="float">
            <text:p>56488500</text:p>
          </table:table-cell>
          <table:table-cell table:formula="of:=SUM([.D50];-[.E50])" office:value-type="float" office:value="13511500" calcext:value-type="float">
            <text:p>1351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10</text:p>
          </table:table-cell>
          <table:table-cell office:value-type="float" office:value="500000" calcext:value-type="float">
            <text:p>500000</text:p>
          </table:table-cell>
          <table:table-cell table:formula="of:=[.$N$60]*10+[.$N$59]*65+[.$N$61]" office:value-type="float" office:value="240250" calcext:value-type="float">
            <text:p>240250</text:p>
          </table:table-cell>
          <table:table-cell table:formula="of:=SUM([.$B$2:.B51])" office:value-type="float" office:value="70500000" calcext:value-type="float">
            <text:p>70500000</text:p>
          </table:table-cell>
          <table:table-cell table:formula="of:=SUM([.$C$2:.C51])" office:value-type="float" office:value="56728750" calcext:value-type="float">
            <text:p>56728750</text:p>
          </table:table-cell>
          <table:table-cell table:formula="of:=SUM([.D51];-[.E51])" office:value-type="float" office:value="13771250" calcext:value-type="float">
            <text:p>13771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11</text:p>
          </table:table-cell>
          <table:table-cell office:value-type="float" office:value="500000" calcext:value-type="float">
            <text:p>500000</text:p>
          </table:table-cell>
          <table:table-cell table:formula="of:=[.$N$60]*10+[.$N$59]*65+[.$N$61]" office:value-type="float" office:value="240250" calcext:value-type="float">
            <text:p>240250</text:p>
          </table:table-cell>
          <table:table-cell table:formula="of:=SUM([.$B$2:.B52])" office:value-type="float" office:value="71000000" calcext:value-type="float">
            <text:p>71000000</text:p>
          </table:table-cell>
          <table:table-cell table:formula="of:=SUM([.$C$2:.C52])" office:value-type="float" office:value="56969000" calcext:value-type="float">
            <text:p>56969000</text:p>
          </table:table-cell>
          <table:table-cell table:formula="of:=SUM([.D52];-[.E52])" office:value-type="float" office:value="14031000" calcext:value-type="float">
            <text:p>1403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-12</text:p>
          </table:table-cell>
          <table:table-cell office:value-type="float" office:value="500000" calcext:value-type="float">
            <text:p>500000</text:p>
          </table:table-cell>
          <table:table-cell table:formula="of:=[.$N$60]*10+[.$N$59]*40+[.$N$61]" office:value-type="float" office:value="184000" calcext:value-type="float">
            <text:p>184000</text:p>
          </table:table-cell>
          <table:table-cell table:formula="of:=SUM([.$B$2:.B53])" office:value-type="float" office:value="71500000" calcext:value-type="float">
            <text:p>71500000</text:p>
          </table:table-cell>
          <table:table-cell table:formula="of:=SUM([.$C$2:.C53])" office:value-type="float" office:value="57153000" calcext:value-type="float">
            <text:p>57153000</text:p>
          </table:table-cell>
          <table:table-cell table:formula="of:=SUM([.D53];-[.E53])" office:value-type="float" office:value="14347000" calcext:value-type="float">
            <text:p>1434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9-01</text:p>
          </table:table-cell>
          <table:table-cell office:value-type="float" office:value="500000" calcext:value-type="float">
            <text:p>500000</text:p>
          </table:table-cell>
          <table:table-cell table:formula="of:==[.$N$60]*10+[.$N$59]*40+[.$N$61]+[.N63]" office:value-type="float" office:value="421500" calcext:value-type="float">
            <text:p>421500</text:p>
          </table:table-cell>
          <table:table-cell table:formula="of:=SUM([.$B$2:.B54])" office:value-type="float" office:value="72000000" calcext:value-type="float">
            <text:p>72000000</text:p>
          </table:table-cell>
          <table:table-cell table:formula="of:=SUM([.$C$2:.C54])" office:value-type="float" office:value="57574500" calcext:value-type="float">
            <text:p>57574500</text:p>
          </table:table-cell>
          <table:table-cell table:formula="of:=SUM([.D54];-[.E54])" office:value-type="float" office:value="14425500" calcext:value-type="float">
            <text:p>14425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9-02</text:p>
          </table:table-cell>
          <table:table-cell office:value-type="float" office:value="500000" calcext:value-type="float">
            <text:p>500000</text:p>
          </table:table-cell>
          <table:table-cell table:formula="of:==[.$N$60]*10+[.$N$59]*40+[.$N$61]" office:value-type="float" office:value="184000" calcext:value-type="float">
            <text:p>184000</text:p>
          </table:table-cell>
          <table:table-cell table:formula="of:=SUM([.$B$2:.B55])" office:value-type="float" office:value="72500000" calcext:value-type="float">
            <text:p>72500000</text:p>
          </table:table-cell>
          <table:table-cell table:formula="of:=SUM([.$C$2:.C55])" office:value-type="float" office:value="57758500" calcext:value-type="float">
            <text:p>57758500</text:p>
          </table:table-cell>
          <table:table-cell table:formula="of:=SUM([.D55];-[.E55])" office:value-type="float" office:value="14741500" calcext:value-type="float">
            <text:p>14741500</text:p>
          </table:table-cell>
          <table:table-cell table:number-columns-repeated="2"/>
          <table:table-cell office:value-type="string" calcext:value-type="string">
            <text:p>costo mensile infrastrutture (bollette etc)</text:p>
          </table:table-cell>
          <table:table-cell table:formula="of:=54000" office:value-type="float" office:value="54000" calcext:value-type="float">
            <text:p>5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9-03</text:p>
          </table:table-cell>
          <table:table-cell office:value-type="float" office:value="500000" calcext:value-type="float">
            <text:p>500000</text:p>
          </table:table-cell>
          <table:table-cell table:formula="of:==[.$N$60]*10+[.$N$59]*40+[.$N$61]" office:value-type="float" office:value="184000" calcext:value-type="float">
            <text:p>184000</text:p>
          </table:table-cell>
          <table:table-cell table:formula="of:=SUM([.$B$2:.B56])" office:value-type="float" office:value="73000000" calcext:value-type="float">
            <text:p>73000000</text:p>
          </table:table-cell>
          <table:table-cell table:formula="of:=SUM([.$C$2:.C56])" office:value-type="float" office:value="57942500" calcext:value-type="float">
            <text:p>57942500</text:p>
          </table:table-cell>
          <table:table-cell table:formula="of:=SUM([.D56];-[.E56])" office:value-type="float" office:value="15057500" calcext:value-type="float">
            <text:p>15057500</text:p>
          </table:table-cell>
          <table:table-cell table:number-columns-repeated="2"/>
          <table:table-cell office:value-type="string" calcext:value-type="string">
            <text:p>costo mensile a dipendente senior</text:p>
          </table:table-cell>
          <table:table-cell table:formula="of:=4000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9-04</text:p>
          </table:table-cell>
          <table:table-cell office:value-type="float" office:value="500000" calcext:value-type="float">
            <text:p>500000</text:p>
          </table:table-cell>
          <table:table-cell table:formula="of:==[.$N$60]*10+[.$N$59]*40+[.$N$61]" office:value-type="float" office:value="184000" calcext:value-type="float">
            <text:p>184000</text:p>
          </table:table-cell>
          <table:table-cell table:formula="of:=SUM([.$B$2:.B57])" office:value-type="float" office:value="73500000" calcext:value-type="float">
            <text:p>73500000</text:p>
          </table:table-cell>
          <table:table-cell table:formula="of:=SUM([.$C$2:.C57])" office:value-type="float" office:value="58126500" calcext:value-type="float">
            <text:p>58126500</text:p>
          </table:table-cell>
          <table:table-cell table:formula="of:=SUM([.D57];-[.E57])" office:value-type="float" office:value="15373500" calcext:value-type="float">
            <text:p>15373500</text:p>
          </table:table-cell>
          <table:table-cell table:number-columns-repeated="2"/>
          <table:table-cell office:value-type="string" calcext:value-type="string">
            <text:p>costo mensile a dipendente junior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9-05</text:p>
          </table:table-cell>
          <table:table-cell office:value-type="float" office:value="1500000" calcext:value-type="float">
            <text:p>1500000</text:p>
          </table:table-cell>
          <table:table-cell table:formula="of:==[.$N$60]*10+[.$N$59]*40+[.$N$61]" office:value-type="float" office:value="184000" calcext:value-type="float">
            <text:p>184000</text:p>
          </table:table-cell>
          <table:table-cell table:formula="of:=SUM([.$B$2:.B58])" office:value-type="float" office:value="75000000" calcext:value-type="float">
            <text:p>75000000</text:p>
          </table:table-cell>
          <table:table-cell table:formula="of:=SUM([.$C$2:.C58])" office:value-type="float" office:value="58310500" calcext:value-type="float">
            <text:p>58310500</text:p>
          </table:table-cell>
          <table:table-cell table:formula="of:=SUM([.D58];-[.E58])" office:value-type="float" office:value="16689500" calcext:value-type="float">
            <text:p>16689500</text:p>
          </table:table-cell>
          <table:table-cell table:number-columns-repeated="2"/>
          <table:table-cell office:value-type="string" calcext:value-type="string">
            <text:p>costo mensile a dipendente</text:p>
          </table:table-cell>
          <table:table-cell table:formula="of:=1100000/400" office:value-type="float" office:value="2750" calcext:value-type="float">
            <text:p>2750</text:p>
          </table:table-cell>
          <table:table-cell table:number-columns-repeated="2"/>
          <table:table-cell office:value-type="string" calcext:value-type="string">
            <text:p>costo mensile medio x dip</text:p>
          </table:table-cell>
          <table:table-cell table:formula="of:=AVERAGE([.N59];[.N60])" office:value-type="float" office:value="3125" calcext:value-type="float">
            <text:p>31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o mensile 400 medio dipendenti</text:p>
          </table:table-cell>
          <table:table-cell office:value-type="float" office:value="1100000" calcext:value-type="float">
            <text:p>1100000</text:p>
          </table:table-cell>
          <table:table-cell table:number-columns-repeated="2"/>
          <table:table-cell office:value-type="string" calcext:value-type="string">
            <text:p>costo mensile totale junior</text:p>
          </table:table-cell>
          <table:table-cell table:formula="of:=[.J57]" office:value-type="float" office:value="2250" calcext:value-type="float">
            <text:p>225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o mensile 100 medio dipendenti</text:p>
          </table:table-cell>
          <table:table-cell office:value-type="float" office:value="150000" calcext:value-type="float">
            <text:p>150000</text:p>
          </table:table-cell>
          <table:table-cell table:formula="of:=2750*100" office:value-type="float" office:value="275000" calcext:value-type="float">
            <text:p>275000</text:p>
          </table:table-cell>
          <table:table-cell/>
          <table:table-cell office:value-type="string" calcext:value-type="string">
            <text:p>costo mensile totale senior</text:p>
          </table:table-cell>
          <table:table-cell table:formula="of:=[.J56]" office:value-type="float" office:value="4000" calcext:value-type="float">
            <text:p>4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o annuale licenze</text:p>
          </table:table-cell>
          <table:table-cell office:value-type="float" office:value="700000" calcext:value-type="float">
            <text:p>700000</text:p>
          </table:table-cell>
          <table:table-cell table:number-columns-repeated="2"/>
          <table:table-cell office:value-type="string" calcext:value-type="string">
            <text:p>costo mensile totale no dip</text:p>
          </table:table-cell>
          <table:table-cell table:formula="of:=[.J55]" office:value-type="float" office:value="54000" calcext:value-type="float">
            <text:p>54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o licenze considerando che 1/8 è occupato in questo progetto</text:p>
          </table:table-cell>
          <table:table-cell table:formula="of:=[.J61]/8" office:value-type="float" office:value="87500" calcext:value-type="float">
            <text:p>87500</text:p>
          </table:table-cell>
          <table:table-cell table:number-columns-repeated="2"/>
          <table:table-cell office:value-type="string" calcext:value-type="string">
            <text:p>costo annuale totale licenza piena</text:p>
          </table:table-cell>
          <table:table-cell table:formula="of:=[.J63]+[.J61]" office:value-type="float" office:value="850000" calcext:value-type="float">
            <text:p>85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o annuale edificio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  <table:table-cell office:value-type="string" calcext:value-type="string">
            <text:p>costo totale annuale licenza parziale</text:p>
          </table:table-cell>
          <table:table-cell table:formula="of:=[.J63]+[.J62]" office:value-type="float" office:value="237500" calcext:value-type="float">
            <text:p>23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9T17:52:11.711000000</meta:creation-date>
    <dc:date>2024-06-19T19:23:04.899000000</dc:date>
    <meta:editing-duration>PT8M30S</meta:editing-duration>
    <meta:editing-cycles>1</meta:editing-cycles>
    <meta:document-statistic meta:table-count="1" meta:cell-count="360" meta:object-count="1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b000" draw:fill-color="#00b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dc0000" draw:fill-color="#dc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2c4" draw:fill-color="#0062c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635cm" svg:height="9.01cm" xlink:href=".." xlink:type="simple" chart:class="chart:line" chart:style-name="ch1">
        <chart:legend chart:legend-position="end" svg:x="37.237cm" svg:y="0.752cm" style:legend-expansion="custom" svg:width="3.396cm" svg:height="5.488cm" style:legend-expansion-aspect-ratio="0.618804664723032" chart:style-name="ch2"/>
        <chart:plot-area chart:style-name="ch3" table:cell-range-address="Foglio1.A1:Foglio1.A58 Foglio1.D1:Foglio1.F58" chart:data-source-has-labels="both" svg:x="0.812cm" svg:y="0.18cm" svg:width="35.656cm" svg:height="8.65cm">
          <chart:coordinate-region svg:x="2.545cm" svg:y="0.18cm" svg:width="33.783cm" svg:height="7.06cm"/>
          <chart:axis chart:dimension="x" chart:name="primary-x" chart:style-name="ch4" chartooo:axis-type="auto">
            <chartooo:date-scale/>
            <chart:categories table:cell-range-address="Foglio1.A2:Foglio1.A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D2:Foglio1.D58" chart:label-cell-address="Foglio1.D1:Foglio1.D1" chart:class="chart:line">
            <chart:data-point chart:repeated="57"/>
          </chart:series>
          <chart:series chart:style-name="ch7" chart:values-cell-range-address="Foglio1.E2:Foglio1.E58" chart:label-cell-address="Foglio1.E1:Foglio1.E1" chart:class="chart:line">
            <chart:data-point chart:repeated="57"/>
          </chart:series>
          <chart:series chart:style-name="ch8" chart:values-cell-range-address="Foglio1.F2:Foglio1.F58" chart:label-cell-address="Foglio1.F1:Foglio1.F1" chart:class="chart:line">
            <chart:data-point chart:repeated="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e entrata</text:p>
                <draw:g>
                  <svg:desc>Foglio1.D1:Foglio1.D1</svg:desc>
                </draw:g>
              </table:table-cell>
              <table:table-cell office:value-type="string">
                <text:p>totale uscita</text:p>
                <draw:g>
                  <svg:desc>Foglio1.E1:Foglio1.E1</svg:desc>
                </draw:g>
              </table:table-cell>
              <table:table-cell office:value-type="string">
                <text:p>totale</text:p>
                <draw:g>
                  <svg:desc>Foglio1.F1:Foglio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4-09</text:p>
                <draw:g>
                  <svg:desc>Foglio1.A2:Foglio1.A58</svg:desc>
                </draw:g>
              </table:table-cell>
              <table:table-cell office:value-type="float" office:value="6500000">
                <text:p>6500000</text:p>
                <draw:g>
                  <svg:desc>Foglio1.D2:Foglio1.D58</svg:desc>
                </draw:g>
              </table:table-cell>
              <table:table-cell office:value-type="float" office:value="1304000">
                <text:p>1304000</text:p>
                <draw:g>
                  <svg:desc>Foglio1.E2:Foglio1.E58</svg:desc>
                </draw:g>
              </table:table-cell>
              <table:table-cell office:value-type="float" office:value="5196000">
                <text:p>5196000</text:p>
                <draw:g>
                  <svg:desc>Foglio1.F2:Foglio1.F58</svg:desc>
                </draw:g>
              </table:table-cell>
            </table:table-row>
            <table:table-row>
              <table:table-cell office:value-type="string">
                <text:p>2024-10</text:p>
              </table:table-cell>
              <table:table-cell office:value-type="float" office:value="6500000">
                <text:p>6500000</text:p>
              </table:table-cell>
              <table:table-cell office:value-type="float" office:value="2608000">
                <text:p>2608000</text:p>
              </table:table-cell>
              <table:table-cell office:value-type="float" office:value="3892000">
                <text:p>3892000</text:p>
              </table:table-cell>
            </table:table-row>
            <table:table-row>
              <table:table-cell office:value-type="string">
                <text:p>2024-11</text:p>
              </table:table-cell>
              <table:table-cell office:value-type="float" office:value="9500000">
                <text:p>9500000</text:p>
              </table:table-cell>
              <table:table-cell office:value-type="float" office:value="3912000">
                <text:p>3912000</text:p>
              </table:table-cell>
              <table:table-cell office:value-type="float" office:value="5588000">
                <text:p>5588000</text:p>
              </table:table-cell>
            </table:table-row>
            <table:table-row>
              <table:table-cell office:value-type="string">
                <text:p>2024-12</text:p>
              </table:table-cell>
              <table:table-cell office:value-type="float" office:value="9500000">
                <text:p>9500000</text:p>
              </table:table-cell>
              <table:table-cell office:value-type="float" office:value="5216000">
                <text:p>5216000</text:p>
              </table:table-cell>
              <table:table-cell office:value-type="float" office:value="4284000">
                <text:p>4284000</text:p>
              </table:table-cell>
            </table:table-row>
            <table:table-row>
              <table:table-cell office:value-type="string">
                <text:p>2025-01</text:p>
              </table:table-cell>
              <table:table-cell office:value-type="float" office:value="12500000">
                <text:p>12500000</text:p>
              </table:table-cell>
              <table:table-cell office:value-type="float" office:value="7370000">
                <text:p>7370000</text:p>
              </table:table-cell>
              <table:table-cell office:value-type="float" office:value="5130000">
                <text:p>5130000</text:p>
              </table:table-cell>
            </table:table-row>
            <table:table-row>
              <table:table-cell office:value-type="string">
                <text:p>2025-02</text:p>
              </table:table-cell>
              <table:table-cell office:value-type="float" office:value="12500000">
                <text:p>12500000</text:p>
              </table:table-cell>
              <table:table-cell office:value-type="float" office:value="8674000">
                <text:p>8674000</text:p>
              </table:table-cell>
              <table:table-cell office:value-type="float" office:value="3826000">
                <text:p>3826000</text:p>
              </table:table-cell>
            </table:table-row>
            <table:table-row>
              <table:table-cell office:value-type="string">
                <text:p>2025-03</text:p>
              </table:table-cell>
              <table:table-cell office:value-type="float" office:value="15500000">
                <text:p>15500000</text:p>
              </table:table-cell>
              <table:table-cell office:value-type="float" office:value="9978000">
                <text:p>9978000</text:p>
              </table:table-cell>
              <table:table-cell office:value-type="float" office:value="5522000">
                <text:p>5522000</text:p>
              </table:table-cell>
            </table:table-row>
            <table:table-row>
              <table:table-cell office:value-type="string">
                <text:p>2025-04</text:p>
              </table:table-cell>
              <table:table-cell office:value-type="float" office:value="15500000">
                <text:p>15500000</text:p>
              </table:table-cell>
              <table:table-cell office:value-type="float" office:value="11282000">
                <text:p>11282000</text:p>
              </table:table-cell>
              <table:table-cell office:value-type="float" office:value="4218000">
                <text:p>4218000</text:p>
              </table:table-cell>
            </table:table-row>
            <table:table-row>
              <table:table-cell office:value-type="string">
                <text:p>2025-05</text:p>
              </table:table-cell>
              <table:table-cell office:value-type="float" office:value="18500000">
                <text:p>18500000</text:p>
              </table:table-cell>
              <table:table-cell office:value-type="float" office:value="12586000">
                <text:p>12586000</text:p>
              </table:table-cell>
              <table:table-cell office:value-type="float" office:value="5914000">
                <text:p>5914000</text:p>
              </table:table-cell>
            </table:table-row>
            <table:table-row>
              <table:table-cell office:value-type="string">
                <text:p>2025-06</text:p>
              </table:table-cell>
              <table:table-cell office:value-type="float" office:value="18500000">
                <text:p>18500000</text:p>
              </table:table-cell>
              <table:table-cell office:value-type="float" office:value="13890000">
                <text:p>13890000</text:p>
              </table:table-cell>
              <table:table-cell office:value-type="float" office:value="4610000">
                <text:p>4610000</text:p>
              </table:table-cell>
            </table:table-row>
            <table:table-row>
              <table:table-cell office:value-type="string">
                <text:p>2025-07</text:p>
              </table:table-cell>
              <table:table-cell office:value-type="float" office:value="21500000">
                <text:p>21500000</text:p>
              </table:table-cell>
              <table:table-cell office:value-type="float" office:value="15194000">
                <text:p>15194000</text:p>
              </table:table-cell>
              <table:table-cell office:value-type="float" office:value="6306000">
                <text:p>6306000</text:p>
              </table:table-cell>
            </table:table-row>
            <table:table-row>
              <table:table-cell office:value-type="string">
                <text:p>2025-08</text:p>
              </table:table-cell>
              <table:table-cell office:value-type="float" office:value="21500000">
                <text:p>21500000</text:p>
              </table:table-cell>
              <table:table-cell office:value-type="float" office:value="16498000">
                <text:p>16498000</text:p>
              </table:table-cell>
              <table:table-cell office:value-type="float" office:value="5002000">
                <text:p>5002000</text:p>
              </table:table-cell>
            </table:table-row>
            <table:table-row>
              <table:table-cell office:value-type="string">
                <text:p>2025-09</text:p>
              </table:table-cell>
              <table:table-cell office:value-type="float" office:value="24500000">
                <text:p>24500000</text:p>
              </table:table-cell>
              <table:table-cell office:value-type="float" office:value="17802000">
                <text:p>17802000</text:p>
              </table:table-cell>
              <table:table-cell office:value-type="float" office:value="6698000">
                <text:p>6698000</text:p>
              </table:table-cell>
            </table:table-row>
            <table:table-row>
              <table:table-cell office:value-type="string">
                <text:p>2025-10</text:p>
              </table:table-cell>
              <table:table-cell office:value-type="float" office:value="24500000">
                <text:p>24500000</text:p>
              </table:table-cell>
              <table:table-cell office:value-type="float" office:value="19106000">
                <text:p>19106000</text:p>
              </table:table-cell>
              <table:table-cell office:value-type="float" office:value="5394000">
                <text:p>5394000</text:p>
              </table:table-cell>
            </table:table-row>
            <table:table-row>
              <table:table-cell office:value-type="string">
                <text:p>2025-11</text:p>
              </table:table-cell>
              <table:table-cell office:value-type="float" office:value="27500000">
                <text:p>27500000</text:p>
              </table:table-cell>
              <table:table-cell office:value-type="float" office:value="20410000">
                <text:p>20410000</text:p>
              </table:table-cell>
              <table:table-cell office:value-type="float" office:value="7090000">
                <text:p>7090000</text:p>
              </table:table-cell>
            </table:table-row>
            <table:table-row>
              <table:table-cell office:value-type="string">
                <text:p>2025-12</text:p>
              </table:table-cell>
              <table:table-cell office:value-type="float" office:value="27500000">
                <text:p>27500000</text:p>
              </table:table-cell>
              <table:table-cell office:value-type="float" office:value="21714000">
                <text:p>21714000</text:p>
              </table:table-cell>
              <table:table-cell office:value-type="float" office:value="5786000">
                <text:p>5786000</text:p>
              </table:table-cell>
            </table:table-row>
            <table:table-row>
              <table:table-cell office:value-type="string">
                <text:p>2026-01</text:p>
              </table:table-cell>
              <table:table-cell office:value-type="float" office:value="30500000">
                <text:p>30500000</text:p>
              </table:table-cell>
              <table:table-cell office:value-type="float" office:value="23868000">
                <text:p>23868000</text:p>
              </table:table-cell>
              <table:table-cell office:value-type="float" office:value="6632000">
                <text:p>6632000</text:p>
              </table:table-cell>
            </table:table-row>
            <table:table-row>
              <table:table-cell office:value-type="string">
                <text:p>2026-02</text:p>
              </table:table-cell>
              <table:table-cell office:value-type="float" office:value="30500000">
                <text:p>30500000</text:p>
              </table:table-cell>
              <table:table-cell office:value-type="float" office:value="25172000">
                <text:p>25172000</text:p>
              </table:table-cell>
              <table:table-cell office:value-type="float" office:value="5328000">
                <text:p>5328000</text:p>
              </table:table-cell>
            </table:table-row>
            <table:table-row>
              <table:table-cell office:value-type="string">
                <text:p>2026-03</text:p>
              </table:table-cell>
              <table:table-cell office:value-type="float" office:value="33500000">
                <text:p>33500000</text:p>
              </table:table-cell>
              <table:table-cell office:value-type="float" office:value="26476000">
                <text:p>26476000</text:p>
              </table:table-cell>
              <table:table-cell office:value-type="float" office:value="7024000">
                <text:p>7024000</text:p>
              </table:table-cell>
            </table:table-row>
            <table:table-row>
              <table:table-cell office:value-type="string">
                <text:p>2026-04</text:p>
              </table:table-cell>
              <table:table-cell office:value-type="float" office:value="33500000">
                <text:p>33500000</text:p>
              </table:table-cell>
              <table:table-cell office:value-type="float" office:value="27780000">
                <text:p>27780000</text:p>
              </table:table-cell>
              <table:table-cell office:value-type="float" office:value="5720000">
                <text:p>5720000</text:p>
              </table:table-cell>
            </table:table-row>
            <table:table-row>
              <table:table-cell office:value-type="string">
                <text:p>2026-05</text:p>
              </table:table-cell>
              <table:table-cell office:value-type="float" office:value="36500000">
                <text:p>36500000</text:p>
              </table:table-cell>
              <table:table-cell office:value-type="float" office:value="29084000">
                <text:p>29084000</text:p>
              </table:table-cell>
              <table:table-cell office:value-type="float" office:value="7416000">
                <text:p>7416000</text:p>
              </table:table-cell>
            </table:table-row>
            <table:table-row>
              <table:table-cell office:value-type="string">
                <text:p>2026-06</text:p>
              </table:table-cell>
              <table:table-cell office:value-type="float" office:value="36500000">
                <text:p>36500000</text:p>
              </table:table-cell>
              <table:table-cell office:value-type="float" office:value="30388000">
                <text:p>30388000</text:p>
              </table:table-cell>
              <table:table-cell office:value-type="float" office:value="6112000">
                <text:p>6112000</text:p>
              </table:table-cell>
            </table:table-row>
            <table:table-row>
              <table:table-cell office:value-type="string">
                <text:p>2026-07</text:p>
              </table:table-cell>
              <table:table-cell office:value-type="float" office:value="39500000">
                <text:p>39500000</text:p>
              </table:table-cell>
              <table:table-cell office:value-type="float" office:value="31692000">
                <text:p>31692000</text:p>
              </table:table-cell>
              <table:table-cell office:value-type="float" office:value="7808000">
                <text:p>7808000</text:p>
              </table:table-cell>
            </table:table-row>
            <table:table-row>
              <table:table-cell office:value-type="string">
                <text:p>2026-08</text:p>
              </table:table-cell>
              <table:table-cell office:value-type="float" office:value="39500000">
                <text:p>39500000</text:p>
              </table:table-cell>
              <table:table-cell office:value-type="float" office:value="32996000">
                <text:p>32996000</text:p>
              </table:table-cell>
              <table:table-cell office:value-type="float" office:value="6504000">
                <text:p>6504000</text:p>
              </table:table-cell>
            </table:table-row>
            <table:table-row>
              <table:table-cell office:value-type="string">
                <text:p>2026-09</text:p>
              </table:table-cell>
              <table:table-cell office:value-type="float" office:value="42500000">
                <text:p>42500000</text:p>
              </table:table-cell>
              <table:table-cell office:value-type="float" office:value="34300000">
                <text:p>34300000</text:p>
              </table:table-cell>
              <table:table-cell office:value-type="float" office:value="8200000">
                <text:p>8200000</text:p>
              </table:table-cell>
            </table:table-row>
            <table:table-row>
              <table:table-cell office:value-type="string">
                <text:p>2026-10</text:p>
              </table:table-cell>
              <table:table-cell office:value-type="float" office:value="42500000">
                <text:p>42500000</text:p>
              </table:table-cell>
              <table:table-cell office:value-type="float" office:value="35604000">
                <text:p>35604000</text:p>
              </table:table-cell>
              <table:table-cell office:value-type="float" office:value="6896000">
                <text:p>6896000</text:p>
              </table:table-cell>
            </table:table-row>
            <table:table-row>
              <table:table-cell office:value-type="string">
                <text:p>2026-11</text:p>
              </table:table-cell>
              <table:table-cell office:value-type="float" office:value="45500000">
                <text:p>45500000</text:p>
              </table:table-cell>
              <table:table-cell office:value-type="float" office:value="36908000">
                <text:p>36908000</text:p>
              </table:table-cell>
              <table:table-cell office:value-type="float" office:value="8592000">
                <text:p>8592000</text:p>
              </table:table-cell>
            </table:table-row>
            <table:table-row>
              <table:table-cell office:value-type="string">
                <text:p>2026-12</text:p>
              </table:table-cell>
              <table:table-cell office:value-type="float" office:value="45500000">
                <text:p>45500000</text:p>
              </table:table-cell>
              <table:table-cell office:value-type="float" office:value="38212000">
                <text:p>38212000</text:p>
              </table:table-cell>
              <table:table-cell office:value-type="float" office:value="7288000">
                <text:p>7288000</text:p>
              </table:table-cell>
            </table:table-row>
            <table:table-row>
              <table:table-cell office:value-type="string">
                <text:p>2027-01</text:p>
              </table:table-cell>
              <table:table-cell office:value-type="float" office:value="48500000">
                <text:p>48500000</text:p>
              </table:table-cell>
              <table:table-cell office:value-type="float" office:value="40366000">
                <text:p>40366000</text:p>
              </table:table-cell>
              <table:table-cell office:value-type="float" office:value="8134000">
                <text:p>8134000</text:p>
              </table:table-cell>
            </table:table-row>
            <table:table-row>
              <table:table-cell office:value-type="string">
                <text:p>2027-02</text:p>
              </table:table-cell>
              <table:table-cell office:value-type="float" office:value="48500000">
                <text:p>48500000</text:p>
              </table:table-cell>
              <table:table-cell office:value-type="float" office:value="41670000">
                <text:p>41670000</text:p>
              </table:table-cell>
              <table:table-cell office:value-type="float" office:value="6830000">
                <text:p>6830000</text:p>
              </table:table-cell>
            </table:table-row>
            <table:table-row>
              <table:table-cell office:value-type="string">
                <text:p>2027-03</text:p>
              </table:table-cell>
              <table:table-cell office:value-type="float" office:value="51500000">
                <text:p>51500000</text:p>
              </table:table-cell>
              <table:table-cell office:value-type="float" office:value="42974000">
                <text:p>42974000</text:p>
              </table:table-cell>
              <table:table-cell office:value-type="float" office:value="8526000">
                <text:p>8526000</text:p>
              </table:table-cell>
            </table:table-row>
            <table:table-row>
              <table:table-cell office:value-type="string">
                <text:p>2027-04</text:p>
              </table:table-cell>
              <table:table-cell office:value-type="float" office:value="51500000">
                <text:p>51500000</text:p>
              </table:table-cell>
              <table:table-cell office:value-type="float" office:value="44278000">
                <text:p>44278000</text:p>
              </table:table-cell>
              <table:table-cell office:value-type="float" office:value="7222000">
                <text:p>7222000</text:p>
              </table:table-cell>
            </table:table-row>
            <table:table-row>
              <table:table-cell office:value-type="string">
                <text:p>2027-05</text:p>
              </table:table-cell>
              <table:table-cell office:value-type="float" office:value="54500000">
                <text:p>54500000</text:p>
              </table:table-cell>
              <table:table-cell office:value-type="float" office:value="45582000">
                <text:p>45582000</text:p>
              </table:table-cell>
              <table:table-cell office:value-type="float" office:value="8918000">
                <text:p>8918000</text:p>
              </table:table-cell>
            </table:table-row>
            <table:table-row>
              <table:table-cell office:value-type="string">
                <text:p>2027-06</text:p>
              </table:table-cell>
              <table:table-cell office:value-type="float" office:value="54500000">
                <text:p>54500000</text:p>
              </table:table-cell>
              <table:table-cell office:value-type="float" office:value="46886000">
                <text:p>46886000</text:p>
              </table:table-cell>
              <table:table-cell office:value-type="float" office:value="7614000">
                <text:p>7614000</text:p>
              </table:table-cell>
            </table:table-row>
            <table:table-row>
              <table:table-cell office:value-type="string">
                <text:p>2027-07</text:p>
              </table:table-cell>
              <table:table-cell office:value-type="float" office:value="57500000">
                <text:p>57500000</text:p>
              </table:table-cell>
              <table:table-cell office:value-type="float" office:value="48190000">
                <text:p>48190000</text:p>
              </table:table-cell>
              <table:table-cell office:value-type="float" office:value="9310000">
                <text:p>9310000</text:p>
              </table:table-cell>
            </table:table-row>
            <table:table-row>
              <table:table-cell office:value-type="string">
                <text:p>2027-08</text:p>
              </table:table-cell>
              <table:table-cell office:value-type="float" office:value="57500000">
                <text:p>57500000</text:p>
              </table:table-cell>
              <table:table-cell office:value-type="float" office:value="49494000">
                <text:p>49494000</text:p>
              </table:table-cell>
              <table:table-cell office:value-type="float" office:value="8006000">
                <text:p>8006000</text:p>
              </table:table-cell>
            </table:table-row>
            <table:table-row>
              <table:table-cell office:value-type="string">
                <text:p>2027-09</text:p>
              </table:table-cell>
              <table:table-cell office:value-type="float" office:value="60500000">
                <text:p>60500000</text:p>
              </table:table-cell>
              <table:table-cell office:value-type="float" office:value="50798000">
                <text:p>50798000</text:p>
              </table:table-cell>
              <table:table-cell office:value-type="float" office:value="9702000">
                <text:p>9702000</text:p>
              </table:table-cell>
            </table:table-row>
            <table:table-row>
              <table:table-cell office:value-type="string">
                <text:p>2027-10</text:p>
              </table:table-cell>
              <table:table-cell office:value-type="float" office:value="60500000">
                <text:p>60500000</text:p>
              </table:table-cell>
              <table:table-cell office:value-type="float" office:value="52102000">
                <text:p>52102000</text:p>
              </table:table-cell>
              <table:table-cell office:value-type="float" office:value="8398000">
                <text:p>8398000</text:p>
              </table:table-cell>
            </table:table-row>
            <table:table-row>
              <table:table-cell office:value-type="string">
                <text:p>2027-11</text:p>
              </table:table-cell>
              <table:table-cell office:value-type="float" office:value="65000000">
                <text:p>65000000</text:p>
              </table:table-cell>
              <table:table-cell office:value-type="float" office:value="53406000">
                <text:p>53406000</text:p>
              </table:table-cell>
              <table:table-cell office:value-type="float" office:value="11594000">
                <text:p>11594000</text:p>
              </table:table-cell>
            </table:table-row>
            <table:table-row>
              <table:table-cell office:value-type="string">
                <text:p>2027-12</text:p>
              </table:table-cell>
              <table:table-cell office:value-type="float" office:value="65500000">
                <text:p>65500000</text:p>
              </table:table-cell>
              <table:table-cell office:value-type="float" office:value="53720000">
                <text:p>53720000</text:p>
              </table:table-cell>
              <table:table-cell office:value-type="float" office:value="11780000">
                <text:p>11780000</text:p>
              </table:table-cell>
            </table:table-row>
            <table:table-row>
              <table:table-cell office:value-type="string">
                <text:p>2028-01</text:p>
              </table:table-cell>
              <table:table-cell office:value-type="float" office:value="66000000">
                <text:p>66000000</text:p>
              </table:table-cell>
              <table:table-cell office:value-type="float" office:value="54271500">
                <text:p>54271500</text:p>
              </table:table-cell>
              <table:table-cell office:value-type="float" office:value="11728500">
                <text:p>11728500</text:p>
              </table:table-cell>
            </table:table-row>
            <table:table-row>
              <table:table-cell office:value-type="string">
                <text:p>2028-02</text:p>
              </table:table-cell>
              <table:table-cell office:value-type="float" office:value="66500000">
                <text:p>66500000</text:p>
              </table:table-cell>
              <table:table-cell office:value-type="float" office:value="54585500">
                <text:p>54585500</text:p>
              </table:table-cell>
              <table:table-cell office:value-type="float" office:value="11914500">
                <text:p>11914500</text:p>
              </table:table-cell>
            </table:table-row>
            <table:table-row>
              <table:table-cell office:value-type="string">
                <text:p>2028-03</text:p>
              </table:table-cell>
              <table:table-cell office:value-type="float" office:value="67000000">
                <text:p>67000000</text:p>
              </table:table-cell>
              <table:table-cell office:value-type="float" office:value="54899500">
                <text:p>54899500</text:p>
              </table:table-cell>
              <table:table-cell office:value-type="float" office:value="12100500">
                <text:p>12100500</text:p>
              </table:table-cell>
            </table:table-row>
            <table:table-row>
              <table:table-cell office:value-type="string">
                <text:p>2028-04</text:p>
              </table:table-cell>
              <table:table-cell office:value-type="float" office:value="67500000">
                <text:p>67500000</text:p>
              </table:table-cell>
              <table:table-cell office:value-type="float" office:value="55213500">
                <text:p>55213500</text:p>
              </table:table-cell>
              <table:table-cell office:value-type="float" office:value="12286500">
                <text:p>12286500</text:p>
              </table:table-cell>
            </table:table-row>
            <table:table-row>
              <table:table-cell office:value-type="string">
                <text:p>2028-05</text:p>
              </table:table-cell>
              <table:table-cell office:value-type="float" office:value="68000000">
                <text:p>68000000</text:p>
              </table:table-cell>
              <table:table-cell office:value-type="float" office:value="55527500">
                <text:p>55527500</text:p>
              </table:table-cell>
              <table:table-cell office:value-type="float" office:value="12472500">
                <text:p>12472500</text:p>
              </table:table-cell>
            </table:table-row>
            <table:table-row>
              <table:table-cell office:value-type="string">
                <text:p>2028-06</text:p>
              </table:table-cell>
              <table:table-cell office:value-type="float" office:value="68500000">
                <text:p>68500000</text:p>
              </table:table-cell>
              <table:table-cell office:value-type="float" office:value="55767750">
                <text:p>55767750</text:p>
              </table:table-cell>
              <table:table-cell office:value-type="float" office:value="12732250">
                <text:p>12732250</text:p>
              </table:table-cell>
            </table:table-row>
            <table:table-row>
              <table:table-cell office:value-type="string">
                <text:p>2028-07</text:p>
              </table:table-cell>
              <table:table-cell office:value-type="float" office:value="69000000">
                <text:p>69000000</text:p>
              </table:table-cell>
              <table:table-cell office:value-type="float" office:value="56008000">
                <text:p>56008000</text:p>
              </table:table-cell>
              <table:table-cell office:value-type="float" office:value="12992000">
                <text:p>12992000</text:p>
              </table:table-cell>
            </table:table-row>
            <table:table-row>
              <table:table-cell office:value-type="string">
                <text:p>2028-08</text:p>
              </table:table-cell>
              <table:table-cell office:value-type="float" office:value="69500000">
                <text:p>69500000</text:p>
              </table:table-cell>
              <table:table-cell office:value-type="float" office:value="56248250">
                <text:p>56248250</text:p>
              </table:table-cell>
              <table:table-cell office:value-type="float" office:value="13251750">
                <text:p>13251750</text:p>
              </table:table-cell>
            </table:table-row>
            <table:table-row>
              <table:table-cell office:value-type="string">
                <text:p>2028-09</text:p>
              </table:table-cell>
              <table:table-cell office:value-type="float" office:value="70000000">
                <text:p>70000000</text:p>
              </table:table-cell>
              <table:table-cell office:value-type="float" office:value="56488500">
                <text:p>56488500</text:p>
              </table:table-cell>
              <table:table-cell office:value-type="float" office:value="13511500">
                <text:p>13511500</text:p>
              </table:table-cell>
            </table:table-row>
            <table:table-row>
              <table:table-cell office:value-type="string">
                <text:p>2028-10</text:p>
              </table:table-cell>
              <table:table-cell office:value-type="float" office:value="70500000">
                <text:p>70500000</text:p>
              </table:table-cell>
              <table:table-cell office:value-type="float" office:value="56728750">
                <text:p>56728750</text:p>
              </table:table-cell>
              <table:table-cell office:value-type="float" office:value="13771250">
                <text:p>13771250</text:p>
              </table:table-cell>
            </table:table-row>
            <table:table-row>
              <table:table-cell office:value-type="string">
                <text:p>2028-11</text:p>
              </table:table-cell>
              <table:table-cell office:value-type="float" office:value="71000000">
                <text:p>71000000</text:p>
              </table:table-cell>
              <table:table-cell office:value-type="float" office:value="56969000">
                <text:p>56969000</text:p>
              </table:table-cell>
              <table:table-cell office:value-type="float" office:value="14031000">
                <text:p>14031000</text:p>
              </table:table-cell>
            </table:table-row>
            <table:table-row>
              <table:table-cell office:value-type="string">
                <text:p>2028-12</text:p>
              </table:table-cell>
              <table:table-cell office:value-type="float" office:value="71500000">
                <text:p>71500000</text:p>
              </table:table-cell>
              <table:table-cell office:value-type="float" office:value="57153000">
                <text:p>57153000</text:p>
              </table:table-cell>
              <table:table-cell office:value-type="float" office:value="14347000">
                <text:p>14347000</text:p>
              </table:table-cell>
            </table:table-row>
            <table:table-row>
              <table:table-cell office:value-type="string">
                <text:p>2029-01</text:p>
              </table:table-cell>
              <table:table-cell office:value-type="float" office:value="72000000">
                <text:p>72000000</text:p>
              </table:table-cell>
              <table:table-cell office:value-type="float" office:value="57574500">
                <text:p>57574500</text:p>
              </table:table-cell>
              <table:table-cell office:value-type="float" office:value="14425500">
                <text:p>14425500</text:p>
              </table:table-cell>
            </table:table-row>
            <table:table-row>
              <table:table-cell office:value-type="string">
                <text:p>2029-02</text:p>
              </table:table-cell>
              <table:table-cell office:value-type="float" office:value="72500000">
                <text:p>72500000</text:p>
              </table:table-cell>
              <table:table-cell office:value-type="float" office:value="57758500">
                <text:p>57758500</text:p>
              </table:table-cell>
              <table:table-cell office:value-type="float" office:value="14741500">
                <text:p>14741500</text:p>
              </table:table-cell>
            </table:table-row>
            <table:table-row>
              <table:table-cell office:value-type="string">
                <text:p>2029-03</text:p>
              </table:table-cell>
              <table:table-cell office:value-type="float" office:value="73000000">
                <text:p>73000000</text:p>
              </table:table-cell>
              <table:table-cell office:value-type="float" office:value="57942500">
                <text:p>57942500</text:p>
              </table:table-cell>
              <table:table-cell office:value-type="float" office:value="15057500">
                <text:p>15057500</text:p>
              </table:table-cell>
            </table:table-row>
            <table:table-row>
              <table:table-cell office:value-type="string">
                <text:p>2029-04</text:p>
              </table:table-cell>
              <table:table-cell office:value-type="float" office:value="73500000">
                <text:p>73500000</text:p>
              </table:table-cell>
              <table:table-cell office:value-type="float" office:value="58126500">
                <text:p>58126500</text:p>
              </table:table-cell>
              <table:table-cell office:value-type="float" office:value="15373500">
                <text:p>15373500</text:p>
              </table:table-cell>
            </table:table-row>
            <table:table-row>
              <table:table-cell office:value-type="string">
                <text:p>2029-05</text:p>
              </table:table-cell>
              <table:table-cell office:value-type="float" office:value="75000000">
                <text:p>75000000</text:p>
              </table:table-cell>
              <table:table-cell office:value-type="float" office:value="58310500">
                <text:p>58310500</text:p>
              </table:table-cell>
              <table:table-cell office:value-type="float" office:value="16689500">
                <text:p>16689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